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fo:font-weight="bold" style:font-size-asian="9pt" style:font-weight-asian="bold" style:font-size-complex="9pt"/>
    </style:style>
    <style:style style:name="P5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text-properties fo:font-size="9pt" fo:language="de" fo:country="CH" style:font-size-asian="9pt" style:font-size-complex="9pt"/>
    </style:style>
    <style:style style:name="P7" style:family="paragraph" style:parent-style-name="Text_20_body">
      <style:text-properties fo:font-size="9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8" style:family="paragraph" style:parent-style-name="Text_20_body">
      <style:text-properties fo:font-size="9pt" fo:language="fr" fo:country="FR" style:font-size-asian="9pt" style:font-size-complex="9pt"/>
    </style:style>
    <style:style style:name="P9" style:family="paragraph" style:parent-style-name="Text_20_body">
      <style:text-properties fo:font-size="9pt" fo:language="fr" fo:country="FR" fo:font-weight="bold" style:font-size-asian="9pt" style:font-weight-asian="bold" style:font-size-complex="9pt"/>
    </style:style>
    <style:style style:name="P10" style:family="paragraph" style:parent-style-name="Text_20_body">
      <style:text-properties fo:font-size="9pt" fo:language="en" fo:country="GB" style:font-size-asian="9pt" style:font-size-complex="9pt"/>
    </style:style>
    <style:style style:name="P11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2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13" style:family="paragraph" style:parent-style-name="Text_20_body" style:master-page-name="MP0">
      <style:paragraph-properties style:page-number="auto" fo:break-before="page"/>
      <style:text-properties fo:font-size="9pt" fo:language="pl" fo:country="PL" fo:font-weight="bold" style:font-size-asian="9pt" style:font-weight-asian="bold" style:font-size-complex="9pt" style:font-weight-complex="bold"/>
    </style:style>
    <style:style style:name="T1" style:family="text">
      <style:text-properties fo:font-size="9pt" fo:language="pl" fo:country="PL" style:font-size-asian="9pt" style:font-size-complex="9pt"/>
    </style:style>
    <style:style style:name="T2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6" style:family="text">
      <style:text-properties fo:color="#111111" fo:font-size="9pt" fo:language="pl" fo:country="PL" fo:font-weight="bold" style:font-size-asian="9pt" style:font-weight-asian="bold" style:font-size-complex="9pt" style:font-weight-complex="bold"/>
    </style:style>
    <style:style style:name="T7" style:family="text">
      <style:text-properties fo:color="#111111" fo:font-size="9pt" fo:language="pl" fo:country="PL" style:font-size-asian="9pt" style:font-size-complex="9pt"/>
    </style:style>
    <style:style style:name="T8" style:family="text">
      <style:text-properties fo:color="#111111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Update repozytoriow z ktorych apt-get bedzie korzystal:</text:p>
      <text:p text:style-name="P3">sudo apt-get update</text:p>
      <text:p text:style-name="P3">sudo apt-get upgrade</text:p>
      <text:p text:style-name="P3"/>
      <text:p text:style-name="P1">Instalacja Javy JRE I JDK:</text:p>
      <text:p text:style-name="P3">sudo apt-get install default-jre</text:p>
      <text:p text:style-name="P3">sudo apt-get install default-jdk</text:p>
      <text:p text:style-name="P3">java -version</text:p>
      <text:p text:style-name="P3">javac -version</text:p>
      <text:p text:style-name="P3"/>
      <text:p text:style-name="P5">Instalacja I konfiguracja Intellij:</text:p>
      <text:p text:style-name="P3">download IntelliJ</text:p>
      <text:p text:style-name="P3">navigate to the download folder</text:p>
      <text:p text:style-name="P3">sudo tar xf ideaIC—*.tar.gz -C /opt/</text:p>
      <text:p text:style-name="P3">after unpacking:</text:p>
      <text:p text:style-name="P3">cd /opt/ideaIU-*</text:p>
      <text:p text:style-name="P6">cd bin</text:p>
      <text:p text:style-name="P6">sh idea.sh .</text:p>
      <text:p text:style-name="P3">Launch IntelliJ and CTRL+SHIFT+ALT+S:</text:p>
      <text:p text:style-name="P3">set default SDK</text:p>
      <text:p text:style-name="P3"/>
      <text:p text:style-name="P5">Instalacja gita:</text:p>
      <text:p text:style-name="P3">sudo apt-get install git</text:p>
      <text:p text:style-name="P3">git –version</text:p>
      <text:p text:style-name="P3">sudo apt install gitk</text:p>
      <text:p text:style-name="P3">sudo apt install git-flow</text:p>
      <text:p text:style-name="P3"/>
      <text:p text:style-name="P5">Konfiguracja gita:</text:p>
      <text:p text:style-name="P3">git config --global user.name "Adam Smakulski"</text:p>
      <text:p text:style-name="P3">git config --global user.email "adam.smakulski@gmail.com"</text:p>
      <text:p text:style-name="P3">git config --global credential.helper store</text:p>
      <text:p text:style-name="P2">git config --global core.editor nano</text:p>
      <text:p text:style-name="P7">Cos ekstra z e3:</text:p>
      <text:p text:style-name="P8">git config --global color.ui "auto"</text:p>
      <text:p text:style-name="P8">git config --global merge.conflictstyle diff3</text:p>
      <text:p text:style-name="P8"/>
      <text:p text:style-name="P9">Sprawdz gdzie lezy twoj global .gitconfig</text:p>
      <text:p text:style-name="P10">git config --list --show-origin</text:p>
      <text:p text:style-name="P10"/>
      <text:p text:style-name="P11">Sprawdz co sie znajduje w global .gitconfig:</text:p>
      <text:p text:style-name="P10">git config --global --list</text:p>
      <text:p text:style-name="P10"/>
      <text:p text:style-name="P10"/>
      <text:p text:style-name="P2">Stworzyc plik .gitignore I wpisac do niego:</text:p>
      <text:p text:style-name="P2">.idea</text:p>
      <text:p text:style-name="P2">out/</text:p>
      <text:p text:style-name="Text_20_body"><text:span text:style-name="Default_20_Paragraph_20_Font"><text:span text:style-name="T1">lub zainstalowac wtyczke do IDEA. </text:span></text:span><text:span text:style-name="Default_20_Paragraph_20_Font"><text:span text:style-name="T3">Using IDE built-in plugin system:</text:span></text:span></text:p>
      <text:p text:style-name="P3">File&gt;&gt;Plugins&gt;&gt;Browse Reporitories&gt;&gt;.gitignore</text:p>
      <text:p text:style-name="P3"/>
      <text:p text:style-name="P5">Helpers:</text:p>
      <text:p text:style-name="P5">For Hibernating, Suspending and other advanced options, install from Activities:</text:p>
      <text:p text:style-name="P3">GNOME Tweaks</text:p>
      <text:p text:style-name="P5"/>
      <text:p text:style-name="P5">File Commander</text:p>
      <text:p text:style-name="P3">Krusader from Ubuntu Software</text:p>
      <text:p text:style-name="P5"/>
      <text:p text:style-name="P1">Do odtwarzania filmow z Samsunga Galaxy zainstalowac ponizsze (Unable to play this file</text:p>
      <text:p text:style-name="Text_20_body"><text:span text:style-name="T3">sudo apt install gstreamer1.0-plugins-bad gstreamer1.0-liba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9-08T19:43:17.850248168</dc:date>
    <meta:editing-cycles>66</meta:editing-cycles>
    <meta:editing-duration>PT59S</meta:editing-duration>
    <meta:document-statistic meta:table-count="0" meta:image-count="0" meta:object-count="0" meta:page-count="1" meta:paragraph-count="47" meta:word-count="206" meta:character-count="1423" meta:non-whitespace-character-count="1275"/>
    <meta:template xlink:type="simple" xlink:actuate="onRequest" xlink:title="" xlink:href="Normal.dotm"/>
  </office:meta>
</office:document-meta>
</file>